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>
        <style:tab-stops>
          <style:tab-stop style:position="7.396cm"/>
        </style:tab-stops>
      </style:paragraph-properties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7.959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335b3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335b3"/>
    </style:style>
    <style:style style:name="T7" style:family="text">
      <style:text-properties style:text-underline-style="none"/>
    </style:style>
    <style:style style:name="T8" style:family="text">
      <style:text-properties style:text-underline-style="none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bookmark0"/>GALENI DE INSTRVMENT<text:span text:style-name="T6">O</text:span><text:line-break/>ODORATVS.<text:bookmark-end text:name="bookmark0"/></text:h>
      <text:h text:style-name="Heading_20_2" text:outline-level="2">Cap. I. </text:h>
      <text:p text:style-name="P6">Odoratum Graeci nominant non solum<text:line-break/>odorum dign<text:span text:style-name="Default_20_Paragraph_20_Font"><text:span text:style-name="T1">a</text:span></text:span>tionem, sed etiam vim ipsam, cujus odo-<text:line-break/>randi officium est; quemadmodum et gustum non fidum<text:line-break/>gustabilium dignotionem., sed et facultatem, ad quam haec<text:line-break/>pertinent: unum tamen in utraque significatione odoratus<text:line-break/>instrumentum; per quod facultas propria sensibilia digno-<text:line-break/>feit, esse putandum est, quod oculo et linguae propor-<text:line-break/>liene respondeat. Hoc igitur primo mentis intuitu mulus<text:line-break/>esse videtur, quandoquidem, si occlusis naribus spiritum</text:p>
      <text:p text:style-name="P2">ore adducimus , .odorem nullum sentimus : sic autem fpi-<text:line-break/>ritum apertis naribus attrahimus, odor sensum protinus<text:line-break/>movet. An igitur membrana sive tunica (nam utroque<text:line-break/>modo nominanti, quae naribus substernitur, odores digno-<text:line-break/>sicat, dignum inquisitione ridetur; siquidem non os nasi<text:line-break/>aut quidquam intra os odoratus instrumentum esu Si<text:line-break/>quis igitur sibi nares aut odoramentis aut alia re veae-<text:line-break/>menter olente impleat, non ante odorem percipiet, quam<text:line-break/>fpiritum attraxerit; quam ob causam quibusdam nasus<text:line-break/>semita quidem olentium rerum videtur, at ipsum corpus,<text:line-break/>quod odores sentit, superius esse alicubi locatum. Quere<text:line-break/>necesse est corporum, quae nest spiraminibus continua sunt,<text:line-break/>cognitionem habere ab ipsa anatome edoctos: .sed quo-<text:line-break/>niam non omnibus hae partes cognitae sunt, satius est,<text:line-break/>quonam modo constitutae -luit, exponere.</text:p>
      <text:h text:style-name="Heading_20_2" text:outline-level="2">-Cap. ss </text:h>
      <text:p text:style-name="P6">Quum nasus igitur in se septum quoddam<text:line-break/>per menia loca.deductum habeat, duoque foramina. satis</text:p>
      <text:p text:style-name="P3">conspicua, haec, inquam, quae cernuntur et lu singulis<text:line-break/>naribus singula sunt, sciendum est, eorum utrumque supra<text:line-break/>media nest. loca in duas partes esse divisum; quarum<text:line-break/>altera pars oris intima pervadit, altera alta, ut ab ini-<text:line-break/>tio ferebatur ad ipsum cerebrum scandit, quod et ipsum<text:line-break/>processus duos ad haec ipsa loca spectantes habet, eosquc.<text:line-break/>oblongos et concavos, qui ex anterioribus cerebri ventri-<text:line-break/>culis ortum habent. et ad eam calvariae partem, unde-<text:line-break/>nasus oritur, descendunt: quo loco ossa coli similia, quasi<text:line-break/>colatoria dixeris, posita funt, quorum quae utilitas fit,<text:line-break/>fatis ex ipso nomine declaratur. Crassa autem meninx,<text:line-break/>quae ossibus modo nominatis substernitur, minutis. est<text:line-break/>pervia foraminibus: per quae primum quae, <text:span text:style-name="T7">cr</text:span><text:span text:style-name="Default_20_Paragraph_20_Font"><text:span text:style-name="T8">assio</text:span></text:span><text:span text:style-name="T7">ra ce-</text:span><text:line-break/>rebri supervacua sunt, transmittuntur (quae caeteraque<text:line-break/>similia post Aristotelem solemus excrementa nominare j.<text:line-break/>Nam quae vapori similia sunt, in sublime lata per cal-<text:line-break/>variae suturas excernuntur : quae vero crassa sunt, ut<text:line-break/>mucus, prona feruntur, primumque per crassam ne<text:span text:style-name="Default_20_Paragraph_20_Font"><text:span text:style-name="T2">n</text:span></text:span>ia-</text:p>
      <text:p text:style-name="P3">gem, deinde per ossa coli similia trajecta, tandem lu ipsas<text:line-break/>nares incidunt. Sed tamen, dum haec ita defluunt, pars<text:line-break/>eorum in os per ea foramina, quae a naribus in ipsimi<text:line-break/>transire diximus, interdum delabuntur. Mucusque, qui<text:line-break/>crassior est, praefertim si et glutinosus fit, in duas partes<text:line-break/>sic divisus, ut altera in eas vias, quae ad os pertinent,<text:line-break/>interdum influat, altera lu nares utrinque excernitur,<text:line-break/><text:span text:style-name="Default_20_Paragraph_20_Font"><text:span text:style-name="T5">e </text:span></text:span>naribus per efflatum vehementem , ex ore per screa-<text:line-break/>tum. Nest autem foraminibus, quae reesa stmt.et ad<text:line-break/>ossa colo similia ascendunt, itemque iis, quae obliqua, ut<text:line-break/>in os ipsum, traducta sunt, exanguis tunica, crassior; quam<text:line-break/>membrana, substernitur, quae ei tunicae continua est,<text:line-break/>quae totam oris circumferentiam interiorem linguamque.<text:line-break/>complectitur, et praeterea fauces et laryugem et asperam<text:line-break/>arteriam et gulam ambit. In quam tunicam, quae una<text:line-break/>est et sibi undique continua, et in omnibus memoratis</text:p>
      <text:p text:style-name="P3">partibus eandem substantiae speciem habere cernitur,<text:line-break/>quanquam non aequalem crassitiem, nervi quidam a .cere-,<text:line-break/>bro orti distribuuntur, et ii quidem exiles, exceptis iis<text:span text:style-name="Default_20_Paragraph_20_Font"><text:span text:style-name="T1">g .<text:line-break/></text:span></text:span>qui in linguam inseruntur, quibus natura satis crassior-<text:line-break/>diuis dedit, propterea quod partem hanc acutiori sensu<text:line-break/>praeditam esse oportuit, quippe quam natura gustus in--..<text:line-break/>stramentum esse voluit. Similem ob causam nervi etiam<text:line-break/>crassiores iis, quos lingua recepit, oculis dati sunt; post<text:line-break/>quos auribus et ori ventriculi, quandoquidem et ipsum<text:line-break/>sensu exquisito pollere oportuit, ut quum sermo de eo<text:line-break/>haberetur, demonstratum est. Ut igitur oculus visus est<text:line-break/>instrumentum, amis auditus, lingua gustus, sic ventilem-<text:line-break/>lus cibi et potionis appetendae instrumentum constitutus<text:line-break/>est, praefertim ejus os. Vim vero tangendi valde hebe- <text:span text:style-name="Default_20_Paragraph_20_Font"><text:span text:style-name="T1">r<text:line-break/></text:span></text:span>tem in sensibili tun dign<text:span text:style-name="Default_20_Paragraph_20_Font"><text:span text:style-name="T1">a</text:span></text:span>tione natura creavit; nec eam<text:line-break/>certo loco seclusit, (quod lu iis omnibus feeit, de quibus<text:line-break/>modo dictum est , j sed in universum corpus distribuit.<text:line-break/>Itaque ei nervos minores dedit, eosdemque duros, qui</text:p>
      <text:p text:style-name="Normal">. maxima ex parte a spinali medulla. orium habent; in</text:p>
      <text:p text:style-name="P1">partus vero, quas supra nominari, quae exquisitiora sensu<text:line-break/>indigebant, nervos et majores et molliores inseruit si eos-<text:line-break/>demque omnes a cerebro deductos. Cernendi igitur in-<text:line-break/>strumentunr natura lucidissimum fecit, ut quod lucem<text:line-break/>lautum et splendorem sentire debebat: quod autem ad<text:line-break/>auditum attinet , aeris . similem constituit, siquidem ad<text:line-break/>sonos, qui vehuntur aere, recipiendos dicaverat; sic et<text:line-break/>quod sapores dignoscit, quod linguam appellamus, ex<text:line-break/>humiuiori corporis substantia molita est: aliquid vero,<text:line-break/>quod iutor naturam aeris et humoris est, lu odorandi<text:line-break/>sensum cadit, quod neque ita tenue est, ut aer, neque<text:line-break/>ita crassem, ut humor; id enim, quod a rerum corpori-<text:line-break/>bus exhalat, odoris substantia est, quod ex rosis maxime<text:line-break/>similibusque, quae fio te<text:span text:style-name="Default_20_Paragraph_20_Font"><text:span text:style-name="T1">n</text:span></text:span>era sunt, cognoscere licet, quo-<text:line-break/>rum omnium corpora celeriler minora et sicciora red-<text:line-break/>aluntur: ex quo aperte intelligitur, ex earum rerum sub-<text:line-break/>stautia partem humidiorem in halitum digeri. .</text:p>
      <text:h text:style-name="Heading_20_2" text:outline-level="2">Cap. HI.</text:h>
      <text:p text:style-name="P6"><text:s/>Sed jam odoratus, instrumentum quaera-</text:p>
      <text:p text:style-name="P1">mus; primumque co<text:span text:style-name="Default_20_Paragraph_20_Font"><text:span text:style-name="T2">n</text:span></text:span>stitutionem partium. quae naribus<text:line-break/>continuae sunt, confideremus, deinde propria actionis<text:line-break/>accidentia. Quum -igitur .in utroque nasi meatu tunica<text:line-break/>ossibus obducta sit, quam et ejusdem naturae et continu-<text:line-break/>am cum ea esse diximus , quae os linguamque et fauces<text:line-break/>ambit, quanquam eo disserat, quod tenuior est: aut<text:line-break/>haec instrumentum odoris sentiendi statuenda est, aut os<text:line-break/>ipsum nasi, quandoquidem pars tertia nulla relinquitur-<text:line-break/>Sed ossi non modo non odorandi , sed ne tangendi qui-<text:line-break/>dem sensus datus est: tunica vero, quae intus subste<text:span text:style-name="Default_20_Paragraph_20_Font"><text:span text:style-name="T2">r</text:span></text:span>ni-<text:line-break/>tur, ut ei simillima est, quae coelum . capitis et palatum<text:line-break/>ambit , sic eandem superare sensus acumine non potest,<text:line-break/>poterat tamen sola nervorum magnitudine .praestare, ut<text:line-break/>lingua: at nec ea re praestare cernitur, sed nervorum<text:line-break/>tantum adepta est, quantum ad senium tactus <text:span text:style-name="Default_20_Paragraph_20_Font"><text:span text:style-name="T2">n</text:span></text:span>ecessarium<text:line-break/>erat. ltem natura ejus tunicae substantiae earum rerum,<text:line-break/>quae odoratum movent, .non respondet: at reliquae re-</text:p>
      <text:p text:style-name="P1">ipondent: quandoquidem ridendi instrumentum splendi-<text:line-break/>dum est: audiendi autem aereum: sicuti gustandi humi-<text:line-break/>dum et fpongiofum est; quod vero ad tactum attinet,<text:line-break/>durum ac terressee est: cum natura in fabricandis cujus-<text:line-break/>que <text:span text:style-name="Default_20_Paragraph_20_Font"><text:span text:style-name="T1">t</text:span></text:span>ensus instrumentis similitudinem feusibilium secuta<text:line-break/>iit. Itaque et odoratus instrume<text:span text:style-name="Default_20_Paragraph_20_Font"><text:span text:style-name="T1">n</text:span></text:span>tum vaporis simile esse<text:line-break/>oportebat, non durum et terrestre, ut tunica, quae<text:line-break/>naribus indita est, quae non solum talis est, sed etiam<text:line-break/>nervis justae. magnitudinis emet, quos certe habuisset,<text:line-break/>et in ea re linguae praelata esset; cum lu ordine insim-<text:line-break/>mentorem <text:span text:style-name="Default_20_Paragraph_20_Font"><text:span text:style-name="T1">t</text:span></text:span>ensus tertium locum ad dignoscendam tenu-<text:line-break/>em substantiam teneat. Nervus enim opticus ad id ma-<text:line-break/>guitudiuis pervenit, ut eo multo major sit, qui ad os<text:line-break/>ventriculi deductus est, quamvis non in oculum totum<text:line-break/>distributus sit, fied crystallinum corpus tantum attingat;<text:line-break/>hoc enim, ut alias demonstravimus, praecipuum ceruen-<text:line-break/>di instrumentum est. Auditus autem foramen, cujus<text:line-break/>interior terminus valde exiguus est, qui nervum excipit,<text:line-break/>tantum nervi et ipfum accepit, quantum magnitudinis</text:p>
      <text:p text:style-name="P3">fu<text:span text:style-name="Default_20_Paragraph_20_Font"><text:span text:style-name="T2">s</text:span></text:span>e ratio ferebat: Nec vero linguae nervi a cerebro<text:line-break/>orti exiles tributi funi. Ergo nec id instrumentum,<text:line-break/>qu d ab odore movetur, gracilem a natura nervum<text:line-break/>accepisset, ut is, qui in narium tunicas distributus est:<text:line-break/>atque hoc idem vaporis simile esse necesse est, talis<text:line-break/>enim eft odorum substantia. Ex quibus rebus efficitur,<text:line-break/>ut ipsi quoque in investigando odoratus instrumento a<text:line-break/>naribus abducamur, si quaestionem quidem ad judican-<text:line-break/>dmn a constitutione partium sumamus : si vero rem a<text:line-break/>propriis actionis accidentibus investigare volumus, nui-<text:line-break/>sum odoris sensum , nisi spiritu naribus attracto , moveri<text:line-break/>videbimus , quamquam ipfae nares quandoque vapore<text:line-break/>etiam veheme<text:span text:style-name="Default_20_Paragraph_20_Font"><text:span text:style-name="T2">n</text:span></text:span>ter olente repletae sint. Si quis igitur in<text:line-break/>cubiculo admodum angusio bitumen casiamve, aut myr-<text:line-break/>rham thusve, aut styracem in suffitum colliquat, ut un-<text:line-break/>dique circumfusum aerem odore vehementi repleat, mox<text:line-break/>eundem sic naribus excipiat, ut attrahere per intervalla<text:line-break/>longa conetur , hic rei veritatem intelliget. Siquidem<text:line-break/>tantummodo, dum spiritum adducet, odorem sentiet:</text:p>
      <text:p text:style-name="P1">interiectis autem temporibus, cum spiritum continebit;<text:line-break/>odorem nullum percipiet, quanquam nares olenti vapore<text:line-break/>repletae sunt: hoc idem eveniet, si in ipsas aliquid ve-<text:line-break/>trementis odoris instilles, nam ita quoque solo attracti<text:line-break/>fpiritus tempore odorem percipies. His de causis pars<text:line-break/>corporis, quae odores dignoscit, alia esse ridetur, eaque<text:line-break/>interius in corpore posita, non quae tam in promptu est<text:line-break/>et in summo corpore locata, ut tunica, quae naribus<text:line-break/>indita est. Pectus igitur (ut ex sermone, qui de respira-<text:line-break/>liene habitus est, intelleximus j a musculis quibusdam<text:line-break/>dilatatur, eodemque tempore motus pulmonis conloqui-<text:line-break/>tur: ita aerem trahi continui ratione necesse est et per<text:line-break/>usperam arteriam, et per fauces, et ore, et naribus.<text:line-break/>Quare videndum est, cum nasi tunica non odoratus in-<text:line-break/>stramentum fit, an ei, quae palatum ambit, hoc delatum<text:line-break/>munus sit; mox idem de faucibus et aspera arteria<text:line-break/>quaerendum esu Palati igitur tunica sane haud eritcdo-<text:line-break/>ratus instrumentum r quandoquidem obstructis naribus,</text:p>
      <text:p text:style-name="P4">-aut digito este compressis, ut claudantur, spiritu autem<text:line-break/>ore adducto, nullus odoris len<text:span text:style-name="Default_20_Paragraph_20_Font"><text:span text:style-name="T2">t</text:span></text:span>us movetur: . eandem ob<text:line-break/>causam nec sanci m nec asperae arteriae id . officium<text:line-break/>esse putandum esu</text:p>
      <text:h text:style-name="Heading_20_2" text:outline-level="2">Cap. IV </text:h>
      <text:p text:style-name="P6">Sed jam cesset, ut de reliqua foraminum<text:line-break/>parte confideremus , . quae per ossa colo similia ad ipfum<text:line-break/>cerebrum nscendit, quae et ipsa caeterarum similitudinem<text:line-break/>in constitutione secuta est; nam ea tunica, quae hanc<text:line-break/>meatuum partum succingit, substantiam cum iuferiori<text:line-break/>tunica eandem habet, eandemque nervorum tenuitatem,<text:line-break/>accidentium vero ratio diversa esu Licet enim cerebro,<text:line-break/>dum in adducendo spiritu per sua quali germina quae-<text:line-break/>dant agit pectusque dilatat, aliquid et ipsi ad suos veu-<text:line-break/>triculos attrahere: nec enim ei impossibile est, quum<text:line-break/>alia moveat, . sibi motum quemdam cumque exiguum<text:line-break/>praebere, i modo in se ipsum, modo ex se ipso; ita ut<text:line-break/>tum compressius fit, quum sese contrahit, fusius vero,<text:line-break/>quum. su ex. omni parte dilatat; quum autem in se ipfum</text:p>
      <text:p text:style-name="P1">colligitur, tunc exirinsecus aer continui ratione fequa-<text:line-break/>tur, idemque repulsus effletur, quum cerebrum difsundi-<text:line-break/>tur. Quum haec igitur nos olim nobiscum cogitaremus,<text:line-break/>forte contigit, ut quidam, cui odorandi sensus a diuturna<text:line-break/>tum gravedine tum destillatione laesus esset, ad nigellam<text:line-break/>remedii causa confugeret. Quam, ut ratio medicamenti<text:line-break/>postulat, quum contudisset diligenter et in pulverem li-<text:line-break/>quassat, veterique oleo immiscuisset; iterum eandem cmn<text:line-break/>eo humore minutissime trivit; mox aquam ore excepit,<text:line-break/>et supino capite <text:span text:style-name="Default_20_Paragraph_20_Font"><text:span text:style-name="T1">n</text:span></text:span>on minimam medicamenti partem sibi<text:line-break/>naribus instillatam adducto spiritu vehementius attraxit:<text:line-break/>eodemque modo triduum medicamento utens, magnum<text:line-break/>ex eo . simenis ille adjumentum cepit . Quarto autem die,<text:line-break/>quum eodem medicamento sic usus esset, ut spiritum vici-<text:line-break/>lentius quam aule attraheret, gravem in intimo capite<text:line-break/>morsum. percepit: qui tamen quum sensim Leniretur, po-<text:line-break/>stera die prorsus sedatus est.. Qui eventus mihi argu-<text:line-break/>mento sitit, nigellae paulum usque ad cerebri ventriculos.</text:p>
      <text:p text:style-name="P3">esse attractum, quod aut membranae, quae secundarum<text:line-break/>modo, quibus. involvuntur foetus, intexta est, aut for-<text:line-break/>lasse ipsi cereb<text:span text:style-name="Default_20_Paragraph_20_Font"><text:span text:style-name="T1">r</text:span></text:span>o inhaerens dolorem intulit: atque hoc<text:line-break/>idem illius. rei consensu approbatum apparet, quod va-<text:line-break/>poris quodammodo simile proprium odoratus nstmmen-<text:line-break/>turu esse oportet. Ex quibus rebus ego - commotus , aliis<text:line-break/>quibusdam aliisque alias , multisque deinceps famulis<text:line-break/>eodem medicamento in nares instillato, eos spiritum ve-<text:line-break/>hementer trahere jussi: quorum alii nullum, alii levem,<text:line-break/>alii gravem morsum alle in capite senserunt. Ex quibus<text:line-break/>rebus caeterisque, de quibus ante disputatum est, quum<text:line-break/>ratiocina<text:span text:style-name="Default_20_Paragraph_20_Font"><text:span text:style-name="T1">r</text:span></text:span>emur, sensum odoris lu ventriculis cerebri<text:line-break/>anterioribus fieri existimavimus. Aderant autem insuper-.<text:line-break/>argumenta multa, quae huic rei fidem non exiguam affe-<text:line-break/>rebant: -primum quidem, quoniam is, quem gravedo capi-<text:line-break/>tis ob repletum orastis vaporibus ce<text:span text:style-name="Default_20_Paragraph_20_Font"><text:span text:style-name="T1">r</text:span></text:span>ebrum opprimebat,<text:line-break/>evidens a sternutamentis adiumentum cepit : alterum vero,<text:line-break/>quoniam ipsum cerebrum in retentione spiritus impletur<text:line-break/>e tcalefit, .ut paulo post dicam; aequum est igitur, cere-</text:p>
      <text:p text:style-name="P3">brum nunc spiritum trahere, ut refrigerium capiat, nunc<text:line-break/>eundem reddere, ut noxia a. se expellat: quibus tertium<text:line-break/>quoque argumentum adjunctum est, quod ii, quibus caput<text:line-break/>in . sole exustum est aut modo quodam alio. incalescit,<text:line-break/>odore rosarum, aut si qua alia sunt, quae naribus admota<text:line-break/>non iniucunde refrigerent, haud dubiam sibi medelam ac-<text:line-break/>cipiunt. Sed et illud aderat, quod ad eandem fidem fa-<text:line-break/>ciendam concurreret, quod odoris sensus in narium tuus-<text:line-break/>ca moveri nullo modo potest; id enim, quod paulum pro-<text:line-break/>habilitatis ab Aristotele acceperat, quum exquireretur,<text:line-break/>falsum inventum esu</text:p>
      <text:h text:style-name="Heading_20_2" text:outline-level="2">Cap. U </text:h>
      <text:p text:style-name="P6">Ut igitur totum ejus lu ea re decretum<text:line-break/>diligenti inquisitione exploretur, a facundo capite supe-<text:line-break/>rius positu disserentes exordiamur. Misti igitur cogitanti,<text:line-break/>quid causae sit, si in naris tunica odorum sensus positus<text:line-break/>est, cur tantummodo, dum spiritum trahimus, odorem<text:line-break/>percipiamus, reliquo autem tempore odoris sensu carea-<text:line-break/>mus, illud tantum probabile repertum est, instrumen-<text:line-break/>ttun odoratus non in summa superficie tunicae narium,</text:p>
      <text:p text:style-name="P3">sed multo interius in ea esse locatum, sic ut foramina<text:line-break/>quaedam ad ipsum pertinentia habeat, quae non semper<text:line-break/>aperta sint, sed operculis quibusdam membranae simili-<text:line-break/>bus lenuibusque tegantur: quae opercula ab impetu at-<text:line-break/>tracti spiritus referentur, ut .ad eam pa<text:span text:style-name="Default_20_Paragraph_20_Font"><text:span text:style-name="T2">r</text:span></text:span>tem, in qua<text:line-break/>vis odoris dignoscendi posita est, propriunr ejus scnfibile<text:line-break/>perveniat. Tale est, quod Aristoteles sentire videtur et<text:line-break/>eo libro, quem de anima secundum scripsit, et eo, quem ,<text:line-break/>de sensu et sensibilibus, qui libe<text:span text:style-name="Default_20_Paragraph_20_Font"><text:span text:style-name="T2">r</text:span></text:span> idem defensu et sen-<text:line-break/>foriis, ut ita dicam, inscribitur; sic enim lustramenta<text:line-break/>fensus appellare Aristoteles solet. In fecundo igitur de<text:line-break/>anima haec ab eo scripta fiunt; <text:span text:style-name="Default_20_Paragraph_20_Font"><text:span text:style-name="T2">sic et</text:span></text:span> o<text:span text:style-name="Default_20_Paragraph_20_Font"><text:span text:style-name="T2">d</text:span></text:span>o<text:span text:style-name="Default_20_Paragraph_20_Font"><text:span text:style-name="T2">ratus insi</text:span></text:span>n<text:span text:style-name="Default_20_Paragraph_20_Font"><text:span text:style-name="T2">t-<text:line-break/>meatum in aliis operculo caret, ut oculi: in aliis, quae<text:line-break/>aerem rec</text:span></text:span>i<text:span text:style-name="Default_20_Paragraph_20_Font"><text:span text:style-name="T2">piunt, operculo tegitur, quod respirante ani-<text:line-break/>mali ex dilatatione venarum et sara</text:span></text:span>m<text:span text:style-name="Default_20_Paragraph_20_Font"><text:span text:style-name="T2">inum - abducitur.<text:line-break/></text:span></text:span>lu volumine ve<text:span text:style-name="Default_20_Paragraph_20_Font"><text:span text:style-name="T2">r</text:span></text:span>o de sensu et sensoriis : <text:span text:style-name="Default_20_Paragraph_20_Font"><text:span text:style-name="T2">sed in iis,<text:line-break/></text:span></text:span>inquit, <text:span text:style-name="Default_20_Paragraph_20_Font"><text:span text:style-name="T2">quae respirant, spiritus id, qu</text:span></text:span>o<text:span text:style-name="Default_20_Paragraph_20_Font"><text:span text:style-name="T2">d velati</text:span></text:span> o<text:span text:style-name="Default_20_Paragraph_20_Font"><text:span text:style-name="T2">p</text:span></text:span>e<text:span text:style-name="Default_20_Paragraph_20_Font"><text:span text:style-name="T2">rcu-<text:line-break/>lum incumbit , abducit ; ration</text:span></text:span>e <text:span text:style-name="Default_20_Paragraph_20_Font"><text:span text:style-name="T2">c</text:span></text:span>i<text:span text:style-name="Default_20_Paragraph_20_Font"><text:span text:style-name="T2">tius non sentiunt , nisi</text:span></text:span></text:p>
      <text:p text:style-name="P3"><text:span text:style-name="Default_20_Paragraph_20_Font"><text:span text:style-name="T2">respirent: in iis vero; quae n</text:span></text:span>o<text:span text:style-name="Default_20_Paragraph_20_Font"><text:span text:style-name="T2">n respirant, id operculum<text:line-break/>non est, ut in</text:span></text:span> o<text:span text:style-name="Default_20_Paragraph_20_Font"><text:span text:style-name="T2">culis accidit: nam animant</text:span></text:span>e<text:span text:style-name="Default_20_Paragraph_20_Font"><text:span text:style-name="T2">s quaedam<text:line-break/>palpebra</text:span></text:span>s <text:span text:style-name="Default_20_Paragraph_20_Font"><text:span text:style-name="T2">habent, quae nisi abducantur, cernere ne-<text:line-break/>queunt: n</text:span></text:span>o<text:span text:style-name="Default_20_Paragraph_20_Font"><text:span text:style-name="T2">nnullae, quibus oculi duri sunt, paspebri</text:span></text:span>s<text:line-break/><text:span text:style-name="Default_20_Paragraph_20_Font"><text:span text:style-name="T2">carent, ut null</text:span></text:span>o <text:span text:style-name="Default_20_Paragraph_20_Font"><text:span text:style-name="T2">egeant, quod eas abducat, sed tantum<text:line-break/>protinus cernant, quantum earum natura patiatur.<text:line-break/></text:span></text:span>Haec Aristoteles, qui locum quaerere, in quo primum<text:line-break/>odoris sensus positus sit, nulla ex parte tentarit; eaque,<text:line-break/>quae de foraminibus apertis, quanquam non intelligen-<text:line-break/>tiam fugiunt, ut quaedam a quibusdam dicta, non tamen<text:line-break/>locum haberefn nasi meatibus possunt. In palpebris igi-,<text:line-break/>tur motus animalis voluntate cietur, et ob eum rem no-<text:line-break/>bis licet, quoties volumus, et componere et abducere;<text:line-break/>in odorandi vero sensu non ita fe res habet: apertio<text:line-break/>enim, quam dixit, fo<text:span text:style-name="Default_20_Paragraph_20_Font"><text:span text:style-name="T2">r</text:span></text:span>aminum attracti spiritus accidens<text:line-break/>est, non opus n<text:span text:style-name="Default_20_Paragraph_20_Font"><text:span text:style-name="T2">o</text:span></text:span>strum. Sed, quonam modo accidat,<text:line-break/>deinceps videndum. Quamquam aequum erat Aristotelem,<text:line-break/>rati<text:span text:style-name="Default_20_Paragraph_20_Font"><text:span text:style-name="T2">o</text:span></text:span>nis parentem, sinam opinionem stabilire, non aldo-</text:p>
      <text:p text:style-name="P3">lote pronunciare, nobisque relinquere, ut, quaenam ejus<text:line-break/>sententia fuisset, veluti vaticinarentur, cum nihil ipsis<text:line-break/>dilucide dixisset, nec eam, quam in scriptis posuit, t fo-<text:line-break/>ruminum constitutionem declarasset, in tunicane narium<text:line-break/>an loco quodam alio haec sua odoratus foramina esse<text:line-break/>arbitraretur. Quae non in naribus esse, ex eo patet,<text:line-break/>quod, fi ita esset, ea impetus aeris foris irruentis aperi-<text:line-break/>ret etiam sine ullo attracto spiritu : hoc autem non fieri<text:line-break/>perspicuum esse potest, si quis aut motum aeris in cubi-<text:line-break/>culo odore admodum vehementi repleto moliatur, aut<text:line-break/>eodem lu loco nares ventu objiciat, aut naribus instru-<text:line-break/>menta quaedam cava admoveat, quibus aer potest impel-<text:line-break/>li: ea calami sunt et vesicae utrinque foratae, quibus<text:line-break/>cornicula inhaereant; attamen sus omnibus aerem im-<text:line-break/>pellentibus nullus odoris <text:span text:style-name="Default_20_Paragraph_20_Font"><text:span text:style-name="T2">t</text:span></text:span>ensus excitatur. Nec vero id<text:line-break/>quenquam dicere. licet, talem nasi tunicae foramina ha-<text:line-break/>here motum, qualem cordis ventriculi habent, qui cum</text:p>
      <text:p text:style-name="P3">dilatantur, ora valorum aperiuntur, quibus in cor ma-<text:line-break/>terrae invehuntur: aut enim dicendum est motum fora-<text:line-break/>minum nobis volentibus cieri, aut sine voluntatis impe-<text:line-break/>rio , ut cor ipfum movetur. Si igitur ea foramina no-<text:line-break/>stra voluntate moventur, licebit fine ullo etiam attractu<text:line-break/>spiritu eadem dilatare, indeque odorem percipere: sin<text:line-break/>autem naturalis motus eorum sit, nihiloruinus hoc idem<text:line-break/>licere perspicuum est : at nunquam , nisi adducto spiritu,<text:line-break/>odorem sentimus: ex quo apertum relinquitur, foramina,<text:line-break/>ut ait, odores dignoscentia neque animali volente neque<text:line-break/>sine ejusdem voluntate proprium motum habere, quo<text:line-break/>eorum ostiola referentur. Nec vero motus instrumento-<text:line-break/>rum, .quae respicationi accommodata sunt, illos odoran-<text:line-break/>di meatus dilatare poterunt: pectus enim (ut, cum sermo<text:line-break/>de instrumentis respirationi . scrvientibus haberetur, de-<text:line-break/>nronstratum est) a musculis dilatatur; pulmo autem ex<text:line-break/>omni parte consequitur, unaque cum pectore continui<text:line-break/>natione dilatatur, cujus item motum aer extrinsecus fe-</text:p>
      <text:p text:style-name="P3">quitur: corpora vero aerem vehentia, sive sit os, sive nares,<text:line-break/>sive guttur, non dilatari necesse est, quandoquidem his,<text:line-break/>ut tarrtununodo pateant, opus est, non ut nrajorem latitu-<text:line-break/>struem sibi assumunt. Ex quo intelligitur, tenuia illa tu-<text:line-break/>nicae narium foramina motu instrumentorum, quae ad<text:line-break/>ducendum spiritum natura aptavit, aperiri non posse:.<text:line-break/>ut reliquum sit, eosdem sido aeris impetu reserari, quem,<text:line-break/>ut dictum est, moliri etiam non attracto spiritu posset-<text:line-break/>mus. Quod si quis eorum, qui ob stuporem mulsa temere<text:line-break/>pronunciant, foramina eo tantum tempore aperiri dicat,<text:line-break/>quo spiritum trahimus, is a nobis admonebitur, . ut ea<text:line-break/>meminisse velit, quae supra, dum hoc idem redarguere-<text:line-break/>mus, disputata sunt, eo orationis loco, ubi illa foramina<text:line-break/>aut animalis voluntate aut quodam naturali motu ape-<text:line-break/>riri diximus: quorum neutrum fieri apertum est. Nam<text:line-break/>si animalis voluntate aperirentur, nostrae potestatis esset,<text:line-break/>quoties vehemus, ea aperire, etiam nullo spiritu ad-<text:line-break/>ductoa idem yero si naturae opera fieret, qualis motus</text:p>
      <text:p text:style-name="P3">cordis est, non semper cum adducto spiritu contingeret,<text:line-break/>fed proprium <text:span text:style-name="Default_20_Paragraph_20_Font"><text:span text:style-name="T2">tui </text:span></text:span>motus ordinem haberet, ut lu idem<text:line-break/>tempus nunc cum acceptu spiritu concurreret, nunc<text:line-break/>cum eodem redditu, nunc cum tota respiratione retenta.<text:line-break/>Si igitur neque per <text:span text:style-name="Default_20_Paragraph_20_Font"><text:span text:style-name="T2">t</text:span></text:span>e , neque cum motu instrumentorum,<text:line-break/>quae ad ducendum spiritum accommodata sunt, illa tu-<text:line-break/>nicae narium foramina aperiuntur, reliquum est, id fpiri-<text:line-break/>tus impetu fieri, quem, ut dixi, sine inspiratione movere<text:line-break/>possumus. Si quis autem dubitet, quid causae sit, cur<text:line-break/>tali motu, etiamsi valde violentus sit, nulla tamen odo-<text:line-break/>ris pars in cerebrum impellatur, quanquam tum lata<text:line-break/>extant foramina, ut a cerebro mucus etiam crassissimus<text:line-break/>per ea transfluat: nos eum docebimus, in tali aeris per<text:line-break/>nares impulsu neque in guttur quicquam neque in pus-<text:line-break/>monent propelli, quandoquidem ea a proprio repleta<text:line-break/>fpiritu praeoccupantur. Quum igitur ne lu amplas qui-<text:line-break/>dem vias quicquam externi aeris illabatur, nisi insim-<text:line-break/>menta dilatentur, consentaneum est, nec in ea illabi</text:p>
      <text:p text:style-name="P3">foramina, quae tam angusta sunt, ut quibusdam oscitau-<text:line-break/>ter dissecantibus ne quidem existere videantur. Si in<text:line-break/>alterum igitur nasi foramen fistulam. immiseris, ut id ad<text:line-break/>unguem obsumus , nullus spiritus inire ante poterit,<text:line-break/>quam os aperueris r quo aperto , spiritus is , qui palato<text:line-break/>continebatur , cum foras effunditur , eum , qui continuus<text:line-break/>est, fequela quadam <text:span text:style-name="Default_20_Paragraph_20_Font"><text:span text:style-name="T2">t</text:span></text:span>ecum trahit. Ne arbitreris igitur,<text:line-break/>in ejusmodi spiritus per nares impetu quicquam in ce-<text:line-break/>rebrum impelli: quameliu enim alter spiritus cerebri au-<text:line-break/>fractus locaqne vacua occupat, tamdiu nulli alteri ullus<text:line-break/>est ineundi locus prius, quam cerebrum dilatetur; id<text:line-break/>quod fieri nobis spiritum trahentibus potest ; primum<text:line-break/>enim dilatatur, ut attrahat, delude sic aerem foris in<text:line-break/>fe recipit: at idem cerebrum spiritum recipere, nisi<text:line-break/>dilatetur, non potest, ne si quidem is violenter impul-<text:line-break/>fus sit. Quod si aliquis velit spiritum vi impulsum in-<text:line-break/>gredi , nunquam tamen is multus esse poterit ; aer enim,<text:line-break/>est. scimus, vi comprimitur,. idemque- undique funditur,</text:p>
      <text:p text:style-name="P3">.cum horum alterutrum pati contra naturata suum. cogitur;<text:line-break/>ut nulla .eiusmodi violenta caula eum a Ioco, quem jam<text:line-break/>occupat, dimovere . valeat; nec vero, cum idem com-<text:line-break/>pressus lu angustiorem Iocum cogitur, aut fusus in am-<text:line-break/>pliorem extenditur, magnam ad utramvis partem efficit<text:line-break/>mutationem , feti exiguo et processu et recessu comprimi-<text:line-break/>tur idem et funditur.. Quam ob causam nihil lu .ce-<text:line-break/>rebium impellitur, quamvis vehementer spiritum plenis<text:line-break/>naribus comprimas : tunica vero , quae illas ambit, in<text:line-break/>qua illa odo<text:span text:style-name="Default_20_Paragraph_20_Font"><text:span text:style-name="T2">r</text:span></text:span>atus foramina .exquirenda posuimus, fe ab<text:line-break/>.aere foris violenter irruente verberari haud dubie sentit;<text:line-break/>itaque ea foramina ex tam .vehementi aeris in .nares im-<text:line-break/>Fetu reserari oporteret, et simul, ac aperta essent, edo-<text:line-break/>xis sensum moveri; at non movetur: ergo ea esse non<text:line-break/>possunt. Sed nec probabile est, naturam . tale .quidquam<text:line-break/>frustra machinat<text:span text:style-name="Default_20_Paragraph_20_Font"><text:span text:style-name="T2">u</text:span></text:span>m esse; nam .si foramina quaedam ad<text:line-break/>odores percipiendos constituisset, non ea impositis . oper-<text:line-break/>culis ocdusisset. ut nec .ec occlusit, quae. in auribu<text:span text:style-name="Default_20_Paragraph_20_Font"><text:span text:style-name="T2">t</text:span></text:span></text:p>
      <text:p text:style-name="P3">extent. Melius enim esu om<text:span text:style-name="Default_20_Paragraph_20_Font"><text:span text:style-name="T2">n</text:span></text:span>em sensum aptum. esse , qui<text:line-break/>proprium sensibile semper dignosuat, non tantummodo,<text:line-break/>dum. spiritum trahimus. . Nec natura propterea oculis<text:line-break/>operimenta dedit, quia melius esset eos non perpetua in<text:line-break/>actione teneri , sed quia molles erant et ob eam rem<text:line-break/>laedi ab incursantibus rebus facile poterant; .a quibus ut<text:line-break/>defenderentur , -natura palpebras ipsis, quasi quaedam. pro:.<text:line-break/>pugnacula, dediti Sed. nonne et ab ipso Arillotele di-<text:line-break/>ctum est, naturam animantibus iis, quorum oculos ex-<text:line-break/>terior tunica. dura protegit, . ideo palpebras non dedisse,<text:line-break/>quod eos non facile laedere esset , .et ipsi per se nullum<text:line-break/>vel munimentum vel tegumentum vel operculum lu eo .<text:line-break/>animalium genere desiderarent ?. At nos jure desideramus<text:line-break/>egemusque . et ob causam proxime expositam et somni<text:line-break/>gratia; quisquam e<text:span text:style-name="Default_20_Paragraph_20_Font"><text:span text:style-name="T2">n</text:span></text:span>im in aere .lucido dormire, nisi tectis<text:line-break/>oculis, non potest.. Itaque illis ipsis animalibus, quae.<text:line-break/>palpebris carent,. ut locustae , gammari, paguri, cancri,.</text:p>
      <text:p text:style-name="P3">natura sinus quosdam tribuit, qui, restante stanno, quasi<text:line-break/>cubicula quaedam oculos tutos .reciperent; qui mox lude,<text:line-break/>cum cernendi - voluntas - subiret , eruerentur unaque cum<text:line-break/>cervicibus suis in sublime extollerentur, quarum i<text:span text:style-name="Default_20_Paragraph_20_Font"><text:span text:style-name="T2">n</text:span></text:span> sum-<text:line-break/>mis partibus oculi tanquam in fede sina collocati simi,<text:line-break/>quae in excelsis animalium partibus posita est. Sed haec<text:line-break/>caeteraque similia in libris, quos de usu partium scripsi-<text:line-break/>mus, satis explicata sunt: quae si quis colligat, is et<text:line-break/>palpebrarum utilitatum cognoscet, et naturam in id <text:span text:style-name="Default_20_Paragraph_20_Font"><text:span text:style-name="T2">t</text:span></text:span>em-<text:line-break/>per esse intentam , ut sensus in sitis actionibus retiuean-<text:line-break/>tur. Quod si majoris utilitatis caufa eos certo tempore<text:line-break/>cessare necesse est, in nullam ea de re noster sermo dif-<text:line-break/>ficultatem incurrit: nam quae simul esse non possunt,<text:line-break/>ea ne dii quidem omnes, si. velle<text:span text:style-name="Default_20_Paragraph_20_Font"><text:span text:style-name="T2">n</text:span></text:span>t, coniungere possent.<text:line-break/>Quidquid enim <text:span text:style-name="Default_20_Paragraph_20_Font"><text:span text:style-name="T2">t</text:span></text:span>uapte natura fieri nequit, id suis etiam<text:line-break/>ipfis impossibile est. Ne mireris igitur, cur natura, cmn<text:line-break/>sensus semper agere velit, sus tamen per somnos qui e-<text:line-break/>Icere mandet: eo enim tempore somnum, rem ab his</text:p>
      <text:p text:style-name="P3">actio<text:span text:style-name="Default_20_Paragraph_20_Font"><text:span text:style-name="T2">n</text:span></text:span>ibus diversam, mavult. Sed hic locus non est,<text:line-break/>ut somni naturam aperiam; naturalia e<text:span text:style-name="Default_20_Paragraph_20_Font"><text:span text:style-name="T2">n</text:span></text:span>im et opera<text:line-break/>quaeque et affectus aliis in locis explicata sunt. Dum<text:line-break/>igitur simul dormit , (sive somnus naturale sit opus , sive<text:line-break/>actio, id quod judicare non facile est,j sensus ipsi non<text:line-break/>adeo agere possunt, ut bene sentia<text:span text:style-name="Default_20_Paragraph_20_Font"><text:span text:style-name="T2">n</text:span></text:span>t: ex quo intelligi-<text:line-break/>tm, quanquam per somnos non aeque, atque pervigi-<text:line-break/>lias, sensibus agere possumus, non- tamen falsum esse,<text:line-break/>quod dictum est, se<text:span text:style-name="Default_20_Paragraph_20_Font"><text:span text:style-name="T2">n</text:span></text:span>sum omnem melius esse lu perpe-<text:line-break/>tua actione teneri , quam eam intermittere : nec , quam-<text:line-break/>vis a quibusdam rebus foris incursantibus caventes ocu-<text:line-break/>Ios claudere interdum cogimur, tamen satius est nos ec<text:line-break/>tempore non cernere: melius enim, si oculi sine noxa<text:line-break/>fervari possent, ut per id temporis etiam cerneremus:<text:line-break/><text:span text:style-name="Default_20_Paragraph_20_Font"><text:span text:style-name="T2">t</text:span></text:span>ed quoniam id fieri nequit, iccirco cogimur palpebras<text:line-break/>occludere. Haec in praesenti de utilitate palpebrarum<text:line-break/>dicta sint. Pauca quidem e. multis; <text:span text:style-name="Default_20_Paragraph_20_Font"><text:span text:style-name="T2">n</text:span></text:span>am hic plura dice-<text:line-break/>re tempestivum non esu Reste arnus igitur ad illa odo-</text:p>
      <text:p text:style-name="P3">ratus foramina, quibus Aristoteles ait naturam opercula<text:line-break/>quaedam dedisse, neque tamen, quae utilitas ab ea re<text:line-break/>animali praebeatur, exp<text:span text:style-name="Default_20_Paragraph_20_Font"><text:span text:style-name="T2">o</text:span></text:span>suit, neque rem esse demon-<text:line-break/>stravit. Talia. igitur foramina, qualia ah Aristotele dicta<text:line-break/>sunt, nedum ullius fiunt utilitatis, fed etiam per longa<text:line-break/>ritae fpatia magnum animalibus detrimentum afferunt,<text:line-break/>quandoquidem eormn vitio odorandi sensu sumus orba..<text:line-break/>ti: quod nulli ex reliquis sensibus contigisse videmus,<text:line-break/>qui omnes, dum vigilamus, in continuis actionibus ver-<text:line-break/>santur, si modo propria sensibilia habeant, a quibus<text:line-break/>moveantur, odoratus igitur foraminum opercula ab Ari-<text:line-break/>stola posita reut esse et incertam et demonstratione ca-<text:line-break/>rentem, et. quam nulla evidens fides testificetur, equidem<text:line-break/>mihi demonstrasse videor.</text:p>
      <text:h text:style-name="Heading_20_2" text:outline-level="2">Cap. VI. </text:h>
      <text:p text:style-name="P6">Nunc vero videndum est, quonam modo<text:line-break/>gravedini capitis sternutamenta medeantur; id quod ea<text:line-break/>.ratione fieri arbitror,. qu<text:span text:style-name="Default_20_Paragraph_20_Font"><text:span text:style-name="T2">o</text:span></text:span>niam ex praecedentibus magnis<text:line-break/>expilationibus, consequente autem celerrime efflata, ster-</text:p>
      <text:p text:style-name="P3">nutamenta moveatur; efflatum voco expirationem confer-<text:line-break/>tim concitatam. Si autem nihil per sternutamenta ex<text:line-break/>cerebro educeretur , ea gravedinem capitis non modo<text:line-break/>non levarent, .verum etiam a spiritu tum foras confer-<text:line-break/>tim ruente tum etiam verberante caput magis et ple-<text:line-break/>num et grave redderetur: ut ex magnis vocibus fieri<text:line-break/>cernimus. Quin et morbi quidam ex iis, qui cerebrum<text:line-break/>occupant, ut lethargici et s<text:span text:style-name="Default_20_Paragraph_20_Font"><text:span text:style-name="T1">a</text:span></text:span>porosi a sternutatoriis medi-.<text:line-break/>cementis non minimam curationem recipiunt: itemque<text:line-break/>ab iis , quae directo in solem aspectu evocantur i quod<text:line-break/>ex eo fieri arbitror, quia cerebri spiritus vapori similes<text:line-break/>a sole funduntur. Mucum etiam ex ce<text:span text:style-name="Default_20_Paragraph_20_Font"><text:span text:style-name="T1">r</text:span></text:span>ebro crassam<text:line-break/>et glutinosum ster<text:span text:style-name="Default_20_Paragraph_20_Font"><text:span text:style-name="T1">n</text:span></text:span>utamenta . detrahunt , . quem una cum<text:line-break/>spiritu foras impulso educunt. Non igitur rationi con-<text:line-break/>sentaneum est, ut, quum spiritus aliquis e cerebro per<text:line-break/>ste<text:span text:style-name="Default_20_Paragraph_20_Font"><text:span text:style-name="T1">r</text:span></text:span>nutamenta extra feratur, idem tamen nullus unquam<text:line-break/>ingrediatur,. prae<text:span text:style-name="Default_20_Paragraph_20_Font"><text:span text:style-name="T1">s</text:span></text:span>ertim quum et ossibus coli similibus,</text:p>
      <text:p text:style-name="P3">et cerebri membranae, quae iisdem in superiori parte<text:line-break/>substernitur, insint multa foramina. Ad haec, quod<text:line-break/>validi odores caput statim laedant, et impleant, et gra-<text:line-break/>vent, et in delirium interdum provocent , argumentum<text:line-break/>esa non nihil substantiae eorum cerebrum tentare, quan-<text:line-break/>doquidem non ob solam communicatam qualitatem in<text:line-break/>tam subitos Iamque Vehementes assectus incurreret. Ea-<text:line-break/>dem que ratione idem ab odore rosarum Iuvari confen-<text:line-break/>laneum est, cum a solis exustione laborat: atque hoc<text:line-break/>idem adjumeutum ab aere frigido naribus attracto nitri-<text:line-break/>lominus capit, cum ad eundem modum affectum est : con-<text:line-break/>tra vero a valde calido idem graviter laedi videmus.<text:line-break/>Adde quod, cum respiratio, tota eam ob causam a cere-<text:line-break/>bro moveatur, ut cordis calor in quadam moderatione<text:line-break/>lervetur, aequum est, ipsum cerebrum hanc ipsam respira-<text:line-break/>tionem libi primum parare: siquidem suapte natura ira<text:line-break/>rebus facillime obnoxium est, quae immoderate aut eai-<text:line-break/>faciunt, aut refrigerant. Quid igitur? an cerebro natura<text:line-break/>motum nullum ingenitum ad hanc utilitatem dedit. que</text:p>
      <text:p text:style-name="P3">fpiritum trahat, ut fefe ventilet atque refrigerium ca-<text:line-break/>ptet, rursus autem eundem reddat, ut et caetera excre-<text:line-break/>menta et pituitofa atque mucosa effundat? nam (ut<text:line-break/>in libris, quos de facultatibus naturalibus conscripsimus,<text:line-break/>demonstratum est) partes corporis omnes et eam faeul-<text:line-break/>talem habent, qua,. quear alienum est, expellant, et eam, <text:line-break/>qua, quod sibi convenit, attrahunt; quae in ventriculo<text:line-break/>et in utero facile . apparent. Num igitur natura ventri-<text:line-break/>culo vim utramque dedit, alteram, qua id attrahat,<text:line-break/>quod bonum est,. alteram, qua id expellat, quod malum: <text:line-break/>easdem vero foli cerebro deesse voluit, quam ob causam<text:line-break/>pati cogatur, ut ea exerementa, quae in ventriculis ejus-<text:line-break/>dem colliguntur, folo pondere expressa defluant et fen-<text:line-break/>sim delabentis tandem in ipsas nares incidant? Id igitur<text:line-break/>credendum non est, praesertim cum suplui tota nocte<text:line-break/>cubamus; impediret enim, ne apoplexia aut carus aut<text:line-break/>morbus comitialis oppletis cerebri ventriculis fierent, ut<text:line-break/>eos, quibus oran<text:span text:style-name="Default_20_Paragraph_20_Font"><text:span text:style-name="T1">t</text:span></text:span>um perforatur, saepius statim carus iuva-</text:p>
      <text:p text:style-name="P1">alit, si contingat, ut, qui operanti medico ministrant,<text:line-break/>cerebri ventriculos immoderate comprimant: sed quid<text:line-break/>luquam ventriculos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2</dc:title>
    <dc:subject/>
    <meta:initial-creator>Galien</meta:initial-creator>
    <meta:creation-date>2023-01-05T11:22:00Z</meta:creation-date>
    <dc:date>2023-01-05T12:24:51.746000000</dc:date>
    <meta:editing-cycles>3</meta:editing-cycles>
    <meta:editing-duration>PT1M46S</meta:editing-duration>
    <meta:document-statistic meta:table-count="0" meta:image-count="0" meta:object-count="0" meta:page-count="30" meta:paragraph-count="43" meta:word-count="4277" meta:character-count="28218" meta:non-whitespace-character-count="23977"/>
    <meta:template xlink:type="simple" xlink:actuate="onRequest" xlink:title="" xlink:href="Normal.dotm"/>
  </office:meta>
</office:document-meta>
</file>